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a7960a6" style:parent-style-name="Standard">
      <style:paragraph-properties fo:margin-left="19.91mm" fo:margin-right="0.0mm" fo:text-indent="-10.02mm"/>
    </style:style>
    <style:style style:family="paragraph" style:name="a6455dd" style:parent-style-name="Standard">
      <style:paragraph-properties fo:margin-left="19.91mm" fo:margin-right="0.0mm" fo:text-indent="0.14mm"/>
    </style:style>
    <style:style style:family="paragraph" style:name="a6a1c1f" style:parent-style-name="Standard">
      <style:paragraph-properties fo:margin-left="19.91mm" fo:margin-right="0.0mm" fo:text-indent="0.14mm"/>
    </style:style>
    <style:style style:family="paragraph" style:name="ac16bbf" style:parent-style-name="Standard">
      <style:paragraph-properties fo:margin-left="19.91mm" fo:margin-right="0.0mm" fo:text-indent="0.14mm">
        <style:tab-stops>
          <style:tab-stop style:position="5.0cm"/>
        </style:tab-stops>
      </style:paragraph-properties>
    </style:style>
    <style:style style:family="paragraph" style:name="aad298f" style:parent-style-name="Standard">
      <style:paragraph-properties fo:margin-left="19.91mm" fo:margin-right="0.0mm" fo:text-indent="0.14mm"/>
    </style:style>
    <style:style style:family="paragraph" style:name="a28e313" style:parent-style-name="Standard">
      <style:paragraph-properties fo:margin-left="20.06mm" fo:margin-right="0.0mm" fo:text-indent="-20.2mm"/>
    </style:style>
    <style:style style:family="paragraph" style:name="affad6d" style:parent-style-name="Standard">
      <style:paragraph-properties fo:margin-left="20.06mm" fo:margin-right="0.0mm" fo:text-indent="-20.2mm">
        <style:tab-stops>
          <style:tab-stop style:position="4.999cm"/>
        </style:tab-stops>
      </style:paragraph-properties>
    </style:style>
    <style:style style:family="paragraph" style:name="ae88036" style:parent-style-name="Standard">
      <style:paragraph-properties fo:margin-left="20.06mm" fo:margin-right="0.0mm" fo:text-indent="-20.2mm">
        <style:tab-stops>
          <style:tab-stop style:position="4.999cm"/>
        </style:tab-stops>
      </style:paragraph-properties>
    </style:style>
    <style:style style:family="paragraph" style:name="a52e2ee" style:parent-style-name="Standard">
      <style:paragraph-properties>
        <style:tab-stops>
          <style:tab-stop style:position="5.001cm"/>
        </style:tab-stops>
      </style:paragraph-properties>
    </style:style>
    <style:style style:family="paragraph" style:name="ab6e741" style:parent-style-name="Standard">
      <style:paragraph-properties>
        <style:tab-stops>
          <style:tab-stop style:position="5.001cm"/>
        </style:tab-stops>
      </style:paragraph-properties>
    </style:style>
    <style:style style:family="paragraph" style:name="a97e412" style:parent-style-name="Standard">
      <style:paragraph-properties>
        <style:tab-stops>
          <style:tab-stop style:position="5.001cm"/>
        </style:tab-stops>
      </style:paragraph-properties>
    </style:style>
  </office:automatic-styles>
  <office:body>
    <office:text>
      <text:p text:style-name="a97e412">All paragraph have tab stops at 5 cm.</text:p>
      <text:p text:style-name="ab6e741">No indent</text:p>
      <text:p text:style-name="a52e2ee"><text:tab/>Tab at 5 cm</text:p>
      <text:p text:style-name="Standard"/>
      <text:p text:style-name="ae88036">Negative firstline indent<text:tab/></text:p>
      <text:p text:style-name="affad6d"><text:tab/><text:tab/>Tab at 5 cm</text:p>
      <text:p text:style-name="a28e313"/>
      <text:p text:style-name="aad298f">Left indent and negative firstlineindent</text:p>
      <text:p text:style-name="ac16bbf"><text:tab/>Tab at 5 cm</text:p>
      <text:p text:style-name="a6a1c1f"><text:tab/></text:p>
      <text:p text:style-name="a6455dd"/>
      <text:p text:style-name="a7960a6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DejaVu Sans" style:font-name-complex="Lohit Devanagari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ejaVu Sans" style:font-name-complex="Lohit Devanagari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ohit Devanagari1" style:font-size-asian="12.0pt"/>
    </style:style>
    <style:style style:family="paragraph" style:name="Index" style:parent-style-name="Standard">
      <style:text-properties style:font-name-complex="Lohit Devanagari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ohit Devanagari1" style:font-size-asian="12.0pt" style:font-style-asian="italic" style:font-style-complex="italic"/>
    </style:style>
    <style:default-style style:family="graphic"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37</dc:date>
    <meta:editing-cycles>2</meta:editing-cycles>
    <meta:editing-duration>PT0.023S</meta:editing-duration>
  </office:meta>
</office:document-meta>
</file>